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5bf" officeooo:paragraph-rsid="000395bf"/>
    </style:style>
    <style:style style:name="T1" style:family="text">
      <style:text-properties officeooo:rsid="000416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mado <text:database-display text:table-name="Hoja1" text:table-type="table" text:column-name="Nombre_padre_madre" text:database-name="ejercicio225_1">&lt;Nombre_padre_madre&gt;</text:database-display><text:s/><text:database-display text:table-name="Hoja1" text:table-type="table" text:column-name="Apellido_padre_madre" text:database-name="ejercicio225_1">&lt;Apellido_padre_madre&gt;</text:database-display></text:p>
      <text:p text:style-name="P1"/>
      <text:p text:style-name="P1">Queda convocado a una reunión con el tutor de su hijo/a <text:s/><text:database-display text:table-name="Hoja1" text:table-type="table" text:column-name="Apellidos_alumno" text:database-name="ejercicio225_1">&lt;Apellidos_alumno&gt;</text:database-display><text:s/>el próximo <text:database-display text:table-name="Hoja1" text:table-type="table" text:column-name="Fecha" text:database-name="ejercicio225_1">&lt;Fecha&gt;</text:database-display><text:s/><text:span text:style-name="T1">a las </text:span><text:span text:style-name="T1"><text:database-display text:table-name="Hoja1" text:table-type="table" text:column-name="Hora" text:database-name="ejercicio225_1">&lt;Hora&gt;</text:database-display></text:span><text:s/>en el instituto. La reunión tendrá lugar en <text:database-display text:table-name="Hoja1" text:table-type="table" text:column-name="Lugar" text:database-name="ejercicio225_1">&lt;Lugar&gt;</text:database-display></text:p>
      <text:p text:style-name="P1"/>
      <text:p text:style-name="P1">Sal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2-03T15:24:48.624098091</meta:creation-date>
    <dc:date>2019-12-03T16:19:38.222733124</dc:date>
    <dc:creator>I116-05 </dc:creator>
    <meta:editing-duration>PT54M54S</meta:editing-duration>
    <meta:editing-cycles>3</meta:editing-cycles>
    <meta:generator>LibreOffice/6.0.4.1$Linux_X86_64 LibreOffice_project/00m0$Build-1</meta:generator>
    <meta:document-statistic meta:table-count="0" meta:image-count="0" meta:object-count="0" meta:page-count="1" meta:paragraph-count="3" meta:word-count="31" meta:character-count="219" meta:non-whitespace-character-count="19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ejercicio225_1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